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g draw:z-index="0">
            <draw:frame draw:style-name="gr1" svg:width="18.063cm" svg:height="10.808cm" svg:x="22.519cm" svg:y="10.806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1" svg:width="18.033cm" svg:height="10.776cm" svg:x="22.534cm" svg:y="0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</table:shapes>
        <table:table-column table:style-name="co1" table:number-columns-repeated="9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ospe</text:p>
          </table:table-cell>
          <table:table-cell office:value-type="string">
            <text:p>Coevo</text:p>
          </table:table-cell>
          <table:table-cell table:number-columns-repeated="2"/>
          <table:table-cell office:value-type="string">
            <text:p>YEAR</text:p>
          </table:table-cell>
          <table:table-cell office:value-type="string">
            <text:p>COSPE</text:p>
          </table:table-cell>
          <table:table-cell office:value-type="string">
            <text:p>COEVO</text:p>
          </table:table-cell>
          <table:table-cell office:value-type="string">
            <text:p>RATIO</text:p>
          </table:table-cell>
        </table:table-row>
        <table:table-row table:style-name="ro1">
          <table:table-cell office:value-type="float" office:value="1933.73">
            <text:p>1933,73</text:p>
          </table:table-cell>
          <table:table-cell office:value-type="float" office:value="10.8943">
            <text:p>10,8943</text:p>
          </table:table-cell>
          <table:table-cell office:value-type="float" office:value="2.90909">
            <text:p>2,90909</text:p>
          </table:table-cell>
          <table:table-cell table:number-columns-repeated="2"/>
          <table:table-cell office:value-type="float" office:value="1993">
            <text:p>1993</text:p>
          </table:table-cell>
          <table:table-cell table:formula="of:=ROUND([.B2];0)" office:value-type="float" office:value="11">
            <text:p>11</text:p>
          </table:table-cell>
          <table:table-cell table:formula="of:=ROUND([.C2];0)" office:value-type="float" office:value="3">
            <text:p>3</text:p>
          </table:table-cell>
          <table:table-cell table:formula="of:=[.H2]/[.G2]" office:value-type="float" office:value="0.272727272727273">
            <text:p>0,2727272727</text:p>
          </table:table-cell>
        </table:table-row>
        <table:table-row table:style-name="ro1">
          <table:table-cell office:value-type="float" office:value="1937.83">
            <text:p>1937,83</text:p>
          </table:table-cell>
          <table:table-cell office:value-type="float" office:value="7.76397">
            <text:p>7,76397</text:p>
          </table:table-cell>
          <table:table-cell office:value-type="float" office:value="2.90909">
            <text:p>2,90909</text:p>
          </table:table-cell>
          <table:table-cell table:number-columns-repeated="2"/>
          <table:table-cell office:value-type="float" office:value="1994">
            <text:p>1994</text:p>
          </table:table-cell>
          <table:table-cell table:formula="of:=ROUND([.B3];0)" office:value-type="float" office:value="8">
            <text:p>8</text:p>
          </table:table-cell>
          <table:table-cell table:formula="of:=ROUND([.C3];0)" office:value-type="float" office:value="3">
            <text:p>3</text:p>
          </table:table-cell>
          <table:table-cell table:formula="of:=[.H3]/[.G3]" office:value-type="float" office:value="0.375">
            <text:p>0,375</text:p>
          </table:table-cell>
        </table:table-row>
        <table:table-row table:style-name="ro1">
          <table:table-cell office:value-type="float" office:value="1942.34">
            <text:p>1942,34</text:p>
          </table:table-cell>
          <table:table-cell office:value-type="float" office:value="12.8745">
            <text:p>12,8745</text:p>
          </table:table-cell>
          <table:table-cell office:value-type="float" office:value="4.02139">
            <text:p>4,02139</text:p>
          </table:table-cell>
          <table:table-cell table:number-columns-repeated="2"/>
          <table:table-cell office:value-type="float" office:value="1995">
            <text:p>1995</text:p>
          </table:table-cell>
          <table:table-cell table:formula="of:=ROUND([.B4];0)" office:value-type="float" office:value="13">
            <text:p>13</text:p>
          </table:table-cell>
          <table:table-cell table:formula="of:=ROUND([.C4];0)" office:value-type="float" office:value="4">
            <text:p>4</text:p>
          </table:table-cell>
          <table:table-cell table:formula="of:=[.H4]/[.G4]" office:value-type="float" office:value="0.307692307692308">
            <text:p>0,3076923077</text:p>
          </table:table-cell>
        </table:table-row>
        <table:table-row table:style-name="ro1">
          <table:table-cell office:value-type="float" office:value="1946.42">
            <text:p>1946,42</text:p>
          </table:table-cell>
          <table:table-cell office:value-type="float" office:value="7.73943">
            <text:p>7,73943</text:p>
          </table:table-cell>
          <table:table-cell office:value-type="float" office:value="1.96791">
            <text:p>1,96791</text:p>
          </table:table-cell>
          <table:table-cell table:number-columns-repeated="2"/>
          <table:table-cell office:value-type="float" office:value="1996">
            <text:p>1996</text:p>
          </table:table-cell>
          <table:table-cell table:formula="of:=ROUND([.B5];0)" office:value-type="float" office:value="8">
            <text:p>8</text:p>
          </table:table-cell>
          <table:table-cell table:formula="of:=ROUND([.C5];0)" office:value-type="float" office:value="2">
            <text:p>2</text:p>
          </table:table-cell>
          <table:table-cell table:formula="of:=[.H5]/[.G5]" office:value-type="float" office:value="0.25">
            <text:p>0,25</text:p>
          </table:table-cell>
        </table:table-row>
        <table:table-row table:style-name="ro1">
          <table:table-cell office:value-type="float" office:value="1950.57">
            <text:p>1950,57</text:p>
          </table:table-cell>
          <table:table-cell office:value-type="float" office:value="10.6234">
            <text:p>10,6234</text:p>
          </table:table-cell>
          <table:table-cell office:value-type="float" office:value="5.04813">
            <text:p>5,04813</text:p>
          </table:table-cell>
          <table:table-cell table:number-columns-repeated="2"/>
          <table:table-cell office:value-type="float" office:value="1997">
            <text:p>1997</text:p>
          </table:table-cell>
          <table:table-cell table:formula="of:=ROUND([.B6];0)" office:value-type="float" office:value="11">
            <text:p>11</text:p>
          </table:table-cell>
          <table:table-cell table:formula="of:=ROUND([.C6];0)" office:value-type="float" office:value="5">
            <text:p>5</text:p>
          </table:table-cell>
          <table:table-cell table:formula="of:=[.H6]/[.G6]" office:value-type="float" office:value="0.454545454545455">
            <text:p>0,4545454545</text:p>
          </table:table-cell>
        </table:table-row>
        <table:table-row table:style-name="ro1">
          <table:table-cell office:value-type="float" office:value="1954.74">
            <text:p>1954,74</text:p>
          </table:table-cell>
          <table:table-cell office:value-type="float" office:value="18.6308">
            <text:p>18,6308</text:p>
          </table:table-cell>
          <table:table-cell office:value-type="float" office:value="7.01604">
            <text:p>7,01604</text:p>
          </table:table-cell>
          <table:table-cell table:number-columns-repeated="2"/>
          <table:table-cell office:value-type="float" office:value="1998">
            <text:p>1998</text:p>
          </table:table-cell>
          <table:table-cell table:formula="of:=ROUND([.B7];0)" office:value-type="float" office:value="19">
            <text:p>19</text:p>
          </table:table-cell>
          <table:table-cell table:formula="of:=ROUND([.C7];0)" office:value-type="float" office:value="7">
            <text:p>7</text:p>
          </table:table-cell>
          <table:table-cell table:formula="of:=[.H7]/[.G7]" office:value-type="float" office:value="0.368421052631579">
            <text:p>0,3684210526</text:p>
          </table:table-cell>
        </table:table-row>
        <table:table-row table:style-name="ro1">
          <table:table-cell office:value-type="float" office:value="1958.86">
            <text:p>1958,86</text:p>
          </table:table-cell>
          <table:table-cell office:value-type="float" office:value="17.5052">
            <text:p>17,5052</text:p>
          </table:table-cell>
          <table:table-cell office:value-type="float" office:value="4.02139">
            <text:p>4,02139</text:p>
          </table:table-cell>
          <table:table-cell table:number-columns-repeated="2"/>
          <table:table-cell office:value-type="float" office:value="1999">
            <text:p>1999</text:p>
          </table:table-cell>
          <table:table-cell table:formula="of:=ROUND([.B8];0)" office:value-type="float" office:value="18">
            <text:p>18</text:p>
          </table:table-cell>
          <table:table-cell table:formula="of:=ROUND([.C8];0)" office:value-type="float" office:value="4">
            <text:p>4</text:p>
          </table:table-cell>
          <table:table-cell table:formula="of:=[.H8]/[.G8]" office:value-type="float" office:value="0.222222222222222">
            <text:p>0,2222222222</text:p>
          </table:table-cell>
        </table:table-row>
        <table:table-row table:style-name="ro1">
          <table:table-cell office:value-type="float" office:value="1962.68">
            <text:p>1962,68</text:p>
          </table:table-cell>
          <table:table-cell office:value-type="float" office:value="23.7315">
            <text:p>23,7315</text:p>
          </table:table-cell>
          <table:table-cell office:value-type="float" office:value="10.0107">
            <text:p>10,0107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ROUND([.B9];0)" office:value-type="float" office:value="24">
            <text:p>24</text:p>
          </table:table-cell>
          <table:table-cell table:formula="of:=ROUND([.C9];0)" office:value-type="float" office:value="10">
            <text:p>10</text:p>
          </table:table-cell>
          <table:table-cell table:formula="of:=[.H9]/[.G9]" office:value-type="float" office:value="0.416666666666667">
            <text:p>0,4166666667</text:p>
          </table:table-cell>
        </table:table-row>
        <table:table-row table:style-name="ro1">
          <table:table-cell office:value-type="float" office:value="1967.19">
            <text:p>1967,19</text:p>
          </table:table-cell>
          <table:table-cell office:value-type="float" office:value="29.0648">
            <text:p>29,0648</text:p>
          </table:table-cell>
          <table:table-cell office:value-type="float" office:value="11.9786">
            <text:p>11,9786</text:p>
          </table:table-cell>
          <table:table-cell table:number-columns-repeated="2"/>
          <table:table-cell office:value-type="float" office:value="2001">
            <text:p>2001</text:p>
          </table:table-cell>
          <table:table-cell table:formula="of:=ROUND([.B10];0)" office:value-type="float" office:value="29">
            <text:p>29</text:p>
          </table:table-cell>
          <table:table-cell table:formula="of:=ROUND([.C10];0)" office:value-type="float" office:value="12">
            <text:p>12</text:p>
          </table:table-cell>
          <table:table-cell table:formula="of:=[.H10]/[.G10]" office:value-type="float" office:value="0.413793103448276">
            <text:p>0,4137931034</text:p>
          </table:table-cell>
        </table:table-row>
        <table:table-row table:style-name="ro1">
          <table:table-cell office:value-type="float" office:value="1971.27">
            <text:p>1971,27</text:p>
          </table:table-cell>
          <table:table-cell office:value-type="float" office:value="23.9297">
            <text:p>23,9297</text:p>
          </table:table-cell>
          <table:table-cell office:value-type="float" office:value="11.0374">
            <text:p>11,0374</text:p>
          </table:table-cell>
          <table:table-cell table:number-columns-repeated="2"/>
          <table:table-cell office:value-type="float" office:value="2002">
            <text:p>2002</text:p>
          </table:table-cell>
          <table:table-cell table:formula="of:=ROUND([.B11];0)" office:value-type="float" office:value="24">
            <text:p>24</text:p>
          </table:table-cell>
          <table:table-cell table:formula="of:=ROUND([.C11];0)" office:value-type="float" office:value="11">
            <text:p>11</text:p>
          </table:table-cell>
          <table:table-cell table:formula="of:=[.H11]/[.G11]" office:value-type="float" office:value="0.458333333333333">
            <text:p>0,4583333333</text:p>
          </table:table-cell>
        </table:table-row>
        <table:table-row table:style-name="ro1">
          <table:table-cell office:value-type="float" office:value="1975.46">
            <text:p>1975,46</text:p>
          </table:table-cell>
          <table:table-cell office:value-type="float" office:value="32.6053">
            <text:p>32,6053</text:p>
          </table:table-cell>
          <table:table-cell office:value-type="float" office:value="11.9786">
            <text:p>11,9786</text:p>
          </table:table-cell>
          <table:table-cell table:number-columns-repeated="2"/>
          <table:table-cell office:value-type="float" office:value="2003">
            <text:p>2003</text:p>
          </table:table-cell>
          <table:table-cell table:formula="of:=ROUND([.B12];0)" office:value-type="float" office:value="33">
            <text:p>33</text:p>
          </table:table-cell>
          <table:table-cell table:formula="of:=ROUND([.C12];0)" office:value-type="float" office:value="12">
            <text:p>12</text:p>
          </table:table-cell>
          <table:table-cell table:formula="of:=[.H12]/[.G12]" office:value-type="float" office:value="0.363636363636364">
            <text:p>0,3636363636</text:p>
          </table:table-cell>
        </table:table-row>
        <table:table-row table:style-name="ro1">
          <table:table-cell office:value-type="float" office:value="1979.63">
            <text:p>1979,63</text:p>
          </table:table-cell>
          <table:table-cell office:value-type="float" office:value="40.1671">
            <text:p>40,1671</text:p>
          </table:table-cell>
          <table:table-cell office:value-type="float" office:value="13.1765">
            <text:p>13,1765</text:p>
          </table:table-cell>
          <table:table-cell table:number-columns-repeated="2"/>
          <table:table-cell office:value-type="float" office:value="2004">
            <text:p>2004</text:p>
          </table:table-cell>
          <table:table-cell table:formula="of:=ROUND([.B13];0)" office:value-type="float" office:value="40">
            <text:p>40</text:p>
          </table:table-cell>
          <table:table-cell table:formula="of:=ROUND([.C13];0)" office:value-type="float" office:value="13">
            <text:p>13</text:p>
          </table:table-cell>
          <table:table-cell table:formula="of:=[.H13]/[.G13]" office:value-type="float" office:value="0.325">
            <text:p>0,325</text:p>
          </table:table-cell>
        </table:table-row>
        <table:table-row table:style-name="ro1">
          <table:table-cell office:value-type="float" office:value="1983.64">
            <text:p>1983,64</text:p>
          </table:table-cell>
          <table:table-cell office:value-type="float" office:value="23.8944">
            <text:p>23,8944</text:p>
          </table:table-cell>
          <table:table-cell office:value-type="float" office:value="11.0374">
            <text:p>11,0374</text:p>
          </table:table-cell>
          <table:table-cell table:number-columns-repeated="2"/>
          <table:table-cell office:value-type="float" office:value="2005">
            <text:p>2005</text:p>
          </table:table-cell>
          <table:table-cell table:formula="of:=ROUND([.B14];0)" office:value-type="float" office:value="24">
            <text:p>24</text:p>
          </table:table-cell>
          <table:table-cell table:formula="of:=ROUND([.C14];0)" office:value-type="float" office:value="11">
            <text:p>11</text:p>
          </table:table-cell>
          <table:table-cell table:formula="of:=[.H14]/[.G14]" office:value-type="float" office:value="0.458333333333333">
            <text:p>0,4583333333</text:p>
          </table:table-cell>
        </table:table-row>
        <table:table-row table:style-name="ro1">
          <table:table-cell office:value-type="float" office:value="1987.79">
            <text:p>1987,79</text:p>
          </table:table-cell>
          <table:table-cell office:value-type="float" office:value="26.5557">
            <text:p>26,5557</text:p>
          </table:table-cell>
          <table:table-cell office:value-type="float" office:value="14.9733">
            <text:p>14,9733</text:p>
          </table:table-cell>
          <table:table-cell table:number-columns-repeated="2"/>
          <table:table-cell office:value-type="float" office:value="2006">
            <text:p>2006</text:p>
          </table:table-cell>
          <table:table-cell table:formula="of:=ROUND([.B15];0)" office:value-type="float" office:value="27">
            <text:p>27</text:p>
          </table:table-cell>
          <table:table-cell table:formula="of:=ROUND([.C15];0)" office:value-type="float" office:value="15">
            <text:p>15</text:p>
          </table:table-cell>
          <table:table-cell table:formula="of:=[.H15]/[.G15]" office:value-type="float" office:value="0.555555555555556">
            <text:p>0,5555555556</text:p>
          </table:table-cell>
        </table:table-row>
        <table:table-row table:style-name="ro1">
          <table:table-cell office:value-type="float" office:value="1991.68">
            <text:p>1991,68</text:p>
          </table:table-cell>
          <table:table-cell office:value-type="float" office:value="43.9196">
            <text:p>43,9196</text:p>
          </table:table-cell>
          <table:table-cell office:value-type="float" office:value="17.0267">
            <text:p>17,0267</text:p>
          </table:table-cell>
          <table:table-cell table:number-columns-repeated="2"/>
          <table:table-cell office:value-type="float" office:value="2007">
            <text:p>2007</text:p>
          </table:table-cell>
          <table:table-cell table:formula="of:=ROUND([.B16];0)" office:value-type="float" office:value="44">
            <text:p>44</text:p>
          </table:table-cell>
          <table:table-cell table:formula="of:=ROUND([.C16];0)" office:value-type="float" office:value="17">
            <text:p>17</text:p>
          </table:table-cell>
          <table:table-cell table:formula="of:=[.H16]/[.G16]" office:value-type="float" office:value="0.386363636363636">
            <text:p>0,3863636364</text:p>
          </table:table-cell>
        </table:table-row>
        <table:table-row table:style-name="ro1">
          <table:table-cell office:value-type="float" office:value="1996.45">
            <text:p>1996,45</text:p>
          </table:table-cell>
          <table:table-cell office:value-type="float" office:value="37.6688">
            <text:p>37,6688</text:p>
          </table:table-cell>
          <table:table-cell office:value-type="float" office:value="11.9786">
            <text:p>11,9786</text:p>
          </table:table-cell>
          <table:table-cell table:number-columns-repeated="2"/>
          <table:table-cell office:value-type="float" office:value="2008">
            <text:p>2008</text:p>
          </table:table-cell>
          <table:table-cell table:formula="of:=ROUND([.B17];0)" office:value-type="float" office:value="38">
            <text:p>38</text:p>
          </table:table-cell>
          <table:table-cell table:formula="of:=ROUND([.C17];0)" office:value-type="float" office:value="12">
            <text:p>12</text:p>
          </table:table-cell>
          <table:table-cell table:formula="of:=[.H17]/[.G17]" office:value-type="float" office:value="0.31578947368421">
            <text:p>0,3157894737</text:p>
          </table:table-cell>
        </table:table-row>
        <table:table-row table:style-name="ro1">
          <table:table-cell office:value-type="float" office:value="2000.2">
            <text:p>2000,2</text:p>
          </table:table-cell>
          <table:table-cell office:value-type="float" office:value="33.4257">
            <text:p>33,4257</text:p>
          </table:table-cell>
          <table:table-cell office:value-type="float" office:value="6.07487">
            <text:p>6,07487</text:p>
          </table:table-cell>
          <table:table-cell table:number-columns-repeated="2"/>
          <table:table-cell office:value-type="float" office:value="2009">
            <text:p>2009</text:p>
          </table:table-cell>
          <table:table-cell table:formula="of:=ROUND([.B18];0)" office:value-type="float" office:value="33">
            <text:p>33</text:p>
          </table:table-cell>
          <table:table-cell table:formula="of:=ROUND([.C18];0)" office:value-type="float" office:value="6">
            <text:p>6</text:p>
          </table:table-cell>
          <table:table-cell table:formula="of:=[.H18]/[.G18]" office:value-type="float" office:value="0.181818181818182">
            <text:p>0,1818181818</text:p>
          </table:table-cell>
        </table:table-row>
        <table:table-row table:style-name="ro1">
          <table:table-cell office:value-type="float" office:value="2004.36">
            <text:p>2004,36</text:p>
          </table:table-cell>
          <table:table-cell office:value-type="float" office:value="37.869">
            <text:p>37,869</text:p>
          </table:table-cell>
          <table:table-cell office:value-type="float" office:value="11.9786">
            <text:p>11,9786</text:p>
          </table:table-cell>
          <table:table-cell table:number-columns-repeated="2"/>
          <table:table-cell office:value-type="float" office:value="2010">
            <text:p>2010</text:p>
          </table:table-cell>
          <table:table-cell table:formula="of:=ROUND([.B19];0)" office:value-type="float" office:value="38">
            <text:p>38</text:p>
          </table:table-cell>
          <table:table-cell table:formula="of:=ROUND([.C19];0)" office:value-type="float" office:value="12">
            <text:p>12</text:p>
          </table:table-cell>
          <table:table-cell table:formula="of:=[.H19]/[.G19]" office:value-type="float" office:value="0.31578947368421">
            <text:p>0,3157894737</text:p>
          </table:table-cell>
        </table:table-row>
        <table:table-row table:style-name="ro1">
          <table:table-cell office:value-type="float" office:value="2008.49">
            <text:p>2008,49</text:p>
          </table:table-cell>
          <table:table-cell office:value-type="float" office:value="39.862">
            <text:p>39,862</text:p>
          </table:table-cell>
          <table:table-cell office:value-type="float" office:value="7.95722">
            <text:p>7,95722</text:p>
          </table:table-cell>
          <table:table-cell table:number-columns-repeated="2"/>
          <table:table-cell office:value-type="float" office:value="2011">
            <text:p>2011</text:p>
          </table:table-cell>
          <table:table-cell table:formula="of:=ROUND([.B20];0)" office:value-type="float" office:value="40">
            <text:p>40</text:p>
          </table:table-cell>
          <table:table-cell table:formula="of:=ROUND([.C20];0)" office:value-type="float" office:value="8">
            <text:p>8</text:p>
          </table:table-cell>
          <table:table-cell table:formula="of:=[.H20]/[.G20]" office:value-type="float" office:value="0.2">
            <text:p>0,2</text:p>
          </table:table-cell>
        </table:table-row>
        <table:table-row table:style-name="ro1">
          <table:table-cell office:value-type="float" office:value="2012.64">
            <text:p>2012,64</text:p>
          </table:table-cell>
          <table:table-cell office:value-type="float" office:value="43.8597">
            <text:p>43,8597</text:p>
          </table:table-cell>
          <table:table-cell office:value-type="float" office:value="14.1176">
            <text:p>14,1176</text:p>
          </table:table-cell>
          <table:table-cell table:number-columns-repeated="2"/>
          <table:table-cell office:value-type="float" office:value="2012">
            <text:p>2012</text:p>
          </table:table-cell>
          <table:table-cell table:formula="of:=ROUND([.B21];0)" office:value-type="float" office:value="44">
            <text:p>44</text:p>
          </table:table-cell>
          <table:table-cell table:formula="of:=ROUND([.C21];0)" office:value-type="float" office:value="14">
            <text:p>14</text:p>
          </table:table-cell>
          <table:table-cell table:formula="of:=[.H21]/[.G21]" office:value-type="float" office:value="0.318181818181818">
            <text:p>0,31818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ée Poisot</meta:initial-creator>
    <meta:creation-date>2012-11-05T13:58:01</meta:creation-date>
    <dc:date>2012-11-05T14:20:19</dc:date>
    <dc:creator>Timothée Poisot</dc:creator>
    <meta:editing-duration>PT16M27S</meta:editing-duration>
    <meta:editing-cycles>4</meta:editing-cycles>
    <meta:generator>LibreOffice/3.6$Linux_x86 LibreOffice_project/360m1$Build-2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29cm"/>
    </style:style>
    <style:style style:name="P1" style:family="paragraph">
      <style:text-properties fo:font-family="Helvetica" style:font-style-name="Normal" style:font-family-generic="swiss" style:font-size-asian="24pt" style:font-size-complex="24pt"/>
    </style:style>
    <style:style style:name="T1" style:family="text">
      <style:text-properties fo:font-family="Helvetica" style:font-style-name="Normal" style:font-family-generic="swiss" style:font-size-asian="24pt" style:font-size-complex="24pt"/>
    </style:style>
  </office:automatic-styles>
  <office:body>
    <office:chart>
      <chart:chart svg:width="18.064cm" svg:height="10.809cm" xlink:href=".." xlink:type="simple" chart:class="chart:line" chart:style-name="ch1">
        <chart:plot-area chart:style-name="ch2" table:cell-range-address="Feuille1.F2:Feuille1.F21 Feuille1.I1:Feuille1.I21" chart:data-source-has-labels="both" svg:x="0.811cm" svg:y="0.996cm" svg:width="16.799cm" svg:height="9.172cm">
          <chartooo:coordinate-region svg:x="1.564cm" svg:y="1.205cm" svg:width="15.632cm" svg:height="7.884cm"/>
          <chart:axis chart:dimension="x" chart:name="primary-x" chart:style-name="ch3" chartooo:axis-type="auto">
            <chartooo:date-scale/>
            <chart:categories table:cell-range-address="Feuille1.F2:Feuille1.F21"/>
          </chart:axis>
          <chart:axis chart:dimension="y" chart:name="primary-y" chart:style-name="ch3"/>
          <chart:series chart:style-name="ch4" chart:values-cell-range-address="Feuille1.I2:Feuille1.I21" chart:label-cell-address="Feuille1.I1:Feuille1.I1" chart:class="chart:line">
            <chart:data-point chart:repeated="20"/>
          </chart:series>
          <chart:wall chart:style-name="ch5"/>
          <chart:floor chart:style-name="ch6"/>
        </chart:plot-area>
        <draw:frame draw:style-name="gr1" draw:text-style-name="P1" svg:width="7.485cm" svg:height="4.373cm" svg:x="1.88cm" svg:y="7.862cm">
          <draw:text-box>
            <text:p><text:span text:style-name="T1">Proportion of papers mentionning both "cospeciation" and "coevolution"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1993">
                <text:p>1990</text:p>
                <draw:g>
                  <svg:desc>Feuille1.F2:Feuille1.F21</svg:desc>
                </draw:g>
              </table:table-cell>
              <table:table-cell office:value-type="float" office:value="0.272727272727273">
                <text:p>0.272727272727273</text:p>
                <draw:g>
                  <svg:desc>Feuille1.I2:Feuille1.I21</svg:desc>
                </draw:g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318181818181818">
                <text:p>0.31818181818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/>
      <style:graphic-properties draw:stroke-dash="Fine_20_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draw:stroke="dash" draw:stroke-dash="Fine_20_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text-properties fo:font-family="Helvetica" style:font-style-name="Normal" style:font-family-generic="swiss" style:font-size-asian="24pt" style:font-size-complex="24pt"/>
    </style:style>
    <style:style style:name="P3" style:family="paragraph">
      <style:text-properties fo:font-family="Helvetica" style:font-style-name="Normal" style:font-family-generic="swiss" fo:font-size="12pt" style:font-size-asian="24pt" style:font-size-complex="24pt"/>
    </style:style>
    <style:style style:name="T1" style:family="text">
      <style:text-properties fo:font-family="Helvetica" style:font-style-name="Normal" style:font-family-generic="swiss" style:font-size-asian="24pt" style:font-size-complex="24pt"/>
    </style:style>
    <style:style style:name="T2" style:family="text">
      <style:text-properties fo:font-family="Helvetica" style:font-style-name="Normal" style:font-family-generic="swiss" fo:font-size="12pt" style:font-size-asian="24pt" style:font-size-complex="24pt"/>
    </style:style>
  </office:automatic-styles>
  <office:body>
    <office:chart>
      <chart:chart svg:width="18.034cm" svg:height="10.777cm" xlink:href=".." xlink:type="simple" chart:class="chart:line" chart:style-name="ch1">
        <chart:plot-area chart:style-name="ch2" table:cell-range-address="Feuille1.F2:Feuille1.H21 Feuille1.G1:Feuille1.H1" chart:data-source-has-labels="both" svg:x="0.808cm" svg:y="0.994cm" svg:width="16.799cm" svg:height="9.144cm">
          <chartooo:coordinate-region svg:x="1.472cm" svg:y="1.202cm" svg:width="15.72cm" svg:height="7.857cm"/>
          <chart:axis chart:dimension="x" chart:name="primary-x" chart:style-name="ch3" chartooo:axis-type="auto">
            <chartooo:date-scale/>
            <chart:categories table:cell-range-address="Feuille1.F2:Feuille1.F21"/>
          </chart:axis>
          <chart:axis chart:dimension="y" chart:name="primary-y" chart:style-name="ch3"/>
          <chart:series chart:style-name="ch4" chart:values-cell-range-address="Feuille1.G2:Feuille1.G21" chart:label-cell-address="Feuille1.G1:Feuille1.G1" chart:class="chart:line">
            <chart:data-point chart:repeated="20"/>
          </chart:series>
          <chart:series chart:style-name="ch5" chart:values-cell-range-address="Feuille1.H2:Feuille1.H21" chart:label-cell-address="Feuille1.H1:Feuille1.H1" chart:class="chart:line">
            <chart:data-point chart:repeated="20"/>
          </chart:series>
          <chart:wall chart:style-name="ch6"/>
          <chart:floor chart:style-name="ch7"/>
        </chart:plot-area>
        <draw:line draw:style-name="gr1" draw:text-style-name="P1" svg:x1="6.531cm" svg:y1="3.903cm" svg:x2="7.63cm" svg:y2="4.713cm">
          <text:p/>
        </draw:line>
        <draw:line draw:style-name="gr1" draw:text-style-name="P1" svg:x1="10.52cm" svg:y1="8.165cm" svg:x2="9.942cm" svg:y2="7.325cm">
          <text:p/>
        </draw:line>
        <draw:frame draw:style-name="gr2" draw:text-style-name="P2" svg:width="4.335cm" svg:height="2.187cm" svg:x="5.186cm" svg:y="3.352cm">
          <draw:text-box>
            <text:p><text:span text:style-name="T1">Cospeciation</text:span></text:p>
          </draw:text-box>
        </draw:frame>
        <draw:frame draw:style-name="gr2" draw:text-style-name="P3" svg:width="4.335cm" svg:height="0.99cm" svg:x="9.49cm" svg:y="8.218cm">
          <draw:text-box>
            <text:p><text:span text:style-name="T2">Coevolution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PE</text:p>
                <draw:g>
                  <svg:desc>Feuille1.G1:Feuille1.G1</svg:desc>
                </draw:g>
              </table:table-cell>
              <table:table-cell office:value-type="string">
                <text:p>COEVO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1993">
                <text:p>1990</text:p>
                <draw:g>
                  <svg:desc>Feuille1.F2:Feuille1.F21</svg:desc>
                </draw:g>
              </table:table-cell>
              <table:table-cell office:value-type="float" office:value="11">
                <text:p>11</text:p>
                <draw:g>
                  <svg:desc>Feuille1.G2:Feuille1.G21</svg:desc>
                </draw:g>
              </table:table-cell>
              <table:table-cell office:value-type="float" office:value="3">
                <text:p>3</text:p>
                <draw:g>
                  <svg:desc>Feuille1.H2:Feuille1.H21</svg:desc>
                </draw:g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